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CreationTest.should_combine_mock_name_and_extra_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CreationTest.should_scream_when_spy_created_with_wrong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CreationTest.should_create_mock_when_constructor_is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CreationTest.should_allow_creating_spies_with_correct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CreationTest.should_allow_inline_mock_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CreationTest.should_specify_mock_name_via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CreationTest.should_combine_mock_name_and_smart_nul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CreationTest.should_strip_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